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732cm" table:align="left"/>
    </style:style>
    <style:style style:name="Table1.A" style:family="table-column">
      <style:table-column-properties style:column-width="8.752cm"/>
    </style:style>
    <style:style style:name="Table1.B" style:family="table-column">
      <style:table-column-properties style:column-width="1.91cm"/>
    </style:style>
    <style:style style:name="Table1.C" style:family="table-column">
      <style:table-column-properties style:column-width="2.656cm"/>
    </style:style>
    <style:style style:name="Table1.D" style:family="table-column">
      <style:table-column-properties style:column-width="2.413cm"/>
    </style:style>
    <style:style style:name="Table1.A1" style:family="table-cell">
      <style:table-cell-properties style:vertical-align="middle" fo:padding="0.049cm" fo:border="none"/>
    </style:style>
    <style:style style:name="Table1.C6" style:family="table-cell">
      <style:table-cell-properties fo:padding="0.049cm" fo:border="none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able_20_Heading">
      <style:text-properties fo:font-size="2pt" style:font-size-asian="2pt" style:font-size-complex="2pt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ext_20_body">
      <style:paragraph-properties fo:margin-top="0cm" fo:margin-bottom="0cm"/>
    </style:style>
    <style:style style:name="P5" style:family="paragraph" style:parent-style-name="Text_20_body">
      <style:paragraph-properties fo:margin-top="0cm" fo:margin-bottom="0cm"/>
      <style:text-properties fo:background-color="#ffff00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text-align="start"/>
    </style:style>
    <style:style style:name="T1" style:family="text">
      <style:text-properties fo:background-color="#ffff00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radio form:name="q1" form:control-implementation="ooo:com.sun.star.form.component.RadioButton" xml:id="control1" form:id="control1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" form:control-implementation="ooo:com.sun.star.form.component.RadioButton" xml:id="control2" form:id="control2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" form:control-implementation="ooo:com.sun.star.form.component.RadioButton" xml:id="control3" form:id="control3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" form:control-implementation="ooo:com.sun.star.form.component.RadioButton" xml:id="control4" form:id="control4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2" form:control-implementation="ooo:com.sun.star.form.component.RadioButton" xml:id="control5" form:id="control5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2" form:control-implementation="ooo:com.sun.star.form.component.RadioButton" xml:id="control6" form:id="control6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2" form:control-implementation="ooo:com.sun.star.form.component.RadioButton" xml:id="control7" form:id="control7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2" form:control-implementation="ooo:com.sun.star.form.component.RadioButton" xml:id="control8" form:id="control8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3" form:control-implementation="ooo:com.sun.star.form.component.RadioButton" xml:id="control9" form:id="control9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3" form:control-implementation="ooo:com.sun.star.form.component.RadioButton" xml:id="control10" form:id="control10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3" form:control-implementation="ooo:com.sun.star.form.component.RadioButton" xml:id="control11" form:id="control11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3" form:control-implementation="ooo:com.sun.star.form.component.RadioButton" xml:id="control12" form:id="control12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4" form:control-implementation="ooo:com.sun.star.form.component.RadioButton" xml:id="control13" form:id="control13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4" form:control-implementation="ooo:com.sun.star.form.component.RadioButton" xml:id="control14" form:id="control14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4" form:control-implementation="ooo:com.sun.star.form.component.RadioButton" xml:id="control15" form:id="control15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4" form:control-implementation="ooo:com.sun.star.form.component.RadioButton" xml:id="control16" form:id="control16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4" form:control-implementation="ooo:com.sun.star.form.component.RadioButton" xml:id="control17" form:id="control17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5" form:control-implementation="ooo:com.sun.star.form.component.RadioButton" xml:id="control18" form:id="control18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5" form:control-implementation="ooo:com.sun.star.form.component.RadioButton" xml:id="control19" form:id="control19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5" form:control-implementation="ooo:com.sun.star.form.component.RadioButton" xml:id="control20" form:id="control20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6" form:control-implementation="ooo:com.sun.star.form.component.RadioButton" xml:id="control21" form:id="control21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6" form:control-implementation="ooo:com.sun.star.form.component.RadioButton" xml:id="control22" form:id="control22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6" form:control-implementation="ooo:com.sun.star.form.component.RadioButton" xml:id="control23" form:id="control23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6" form:control-implementation="ooo:com.sun.star.form.component.RadioButton" xml:id="control24" form:id="control24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7" form:control-implementation="ooo:com.sun.star.form.component.RadioButton" xml:id="control25" form:id="control25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7" form:control-implementation="ooo:com.sun.star.form.component.RadioButton" xml:id="control26" form:id="control26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7" form:control-implementation="ooo:com.sun.star.form.component.RadioButton" xml:id="control27" form:id="control27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7" form:control-implementation="ooo:com.sun.star.form.component.RadioButton" xml:id="control28" form:id="control28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8" form:control-implementation="ooo:com.sun.star.form.component.RadioButton" xml:id="control29" form:id="control29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8" form:control-implementation="ooo:com.sun.star.form.component.RadioButton" xml:id="control30" form:id="control30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8" form:control-implementation="ooo:com.sun.star.form.component.RadioButton" xml:id="control31" form:id="control31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8" form:control-implementation="ooo:com.sun.star.form.component.RadioButton" xml:id="control32" form:id="control32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8" form:control-implementation="ooo:com.sun.star.form.component.RadioButton" xml:id="control33" form:id="control33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9" form:control-implementation="ooo:com.sun.star.form.component.RadioButton" xml:id="control34" form:id="control34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9" form:control-implementation="ooo:com.sun.star.form.component.RadioButton" xml:id="control35" form:id="control35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9" form:control-implementation="ooo:com.sun.star.form.component.RadioButton" xml:id="control36" form:id="control36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9" form:control-implementation="ooo:com.sun.star.form.component.RadioButton" xml:id="control37" form:id="control37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0" form:control-implementation="ooo:com.sun.star.form.component.RadioButton" xml:id="control38" form:id="control38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0" form:control-implementation="ooo:com.sun.star.form.component.RadioButton" xml:id="control39" form:id="control39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0" form:control-implementation="ooo:com.sun.star.form.component.RadioButton" xml:id="control40" form:id="control40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1" form:control-implementation="ooo:com.sun.star.form.component.RadioButton" xml:id="control41" form:id="control41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1" form:control-implementation="ooo:com.sun.star.form.component.RadioButton" xml:id="control42" form:id="control42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1" form:control-implementation="ooo:com.sun.star.form.component.RadioButton" xml:id="control43" form:id="control43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1" form:control-implementation="ooo:com.sun.star.form.component.RadioButton" xml:id="control44" form:id="control44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2" form:control-implementation="ooo:com.sun.star.form.component.RadioButton" xml:id="control45" form:id="control45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2" form:control-implementation="ooo:com.sun.star.form.component.RadioButton" xml:id="control46" form:id="control46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2" form:control-implementation="ooo:com.sun.star.form.component.RadioButton" xml:id="control47" form:id="control47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3" form:control-implementation="ooo:com.sun.star.form.component.RadioButton" xml:id="control48" form:id="control48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3" form:control-implementation="ooo:com.sun.star.form.component.RadioButton" xml:id="control49" form:id="control49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3" form:control-implementation="ooo:com.sun.star.form.component.RadioButton" xml:id="control50" form:id="control50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3" form:control-implementation="ooo:com.sun.star.form.component.RadioButton" xml:id="control51" form:id="control51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4" form:control-implementation="ooo:com.sun.star.form.component.RadioButton" xml:id="control52" form:id="control52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4" form:control-implementation="ooo:com.sun.star.form.component.RadioButton" xml:id="control53" form:id="control53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4" form:control-implementation="ooo:com.sun.star.form.component.RadioButton" xml:id="control54" form:id="control54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PROBLEM SET: Respiratory System</text:h>
      <text:section text:style-name="Sect1" text:name="internal_html_page_content">
        <text:p text:style-name="P1">1. Consider the following pulmonary function test data from a patient with pulmonary fibrosis in answering the question below. 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Table_20_Heading">Predicted</text:p>
            </table:table-cell>
            <table:table-cell table:style-name="Table1.A1" office:value-type="string">
              <text:p text:style-name="Table_20_Heading">Observed</text:p>
            </table:table-cell>
            <table:table-cell table:style-name="Table1.A1" office:value-type="string">
              <text:p text:style-name="Table_20_Heading">%Predicted</text:p>
            </table:table-cell>
          </table:table-row>
          <table:table-row>
            <table:table-cell table:style-name="Table1.A1" office:value-type="string">
              <text:p text:style-name="Table_20_Contents">Vital Capacity (Liters)</text:p>
            </table:table-cell>
            <table:table-cell table:style-name="Table1.A1" office:value-type="string">
              <text:p text:style-name="Table_20_Contents">4.1</text:p>
            </table:table-cell>
            <table:table-cell table:style-name="Table1.A1" office:value-type="string">
              <text:p text:style-name="Table_20_Contents">1.4</text:p>
            </table:table-cell>
            <table:table-cell table:style-name="Table1.A1" office:value-type="string">
              <text:p text:style-name="Table_20_Contents">34</text:p>
            </table:table-cell>
          </table:table-row>
          <table:table-row>
            <table:table-cell table:style-name="Table1.A1" office:value-type="string">
              <text:p text:style-name="Table_20_Contents">Expiratory Reserve Volume (Liters)</text:p>
            </table:table-cell>
            <table:table-cell table:style-name="Table1.A1" office:value-type="string">
              <text:p text:style-name="Table_20_Contents">1.4</text:p>
            </table:table-cell>
            <table:table-cell table:style-name="Table1.A1" office:value-type="string">
              <text:p text:style-name="Table_20_Contents">0.2</text:p>
            </table:table-cell>
            <table:table-cell table:style-name="Table1.A1" office:value-type="string">
              <text:p text:style-name="Table_20_Contents">14</text:p>
            </table:table-cell>
          </table:table-row>
          <table:table-row>
            <table:table-cell table:style-name="Table1.A1" office:value-type="string">
              <text:p text:style-name="Table_20_Contents">Residual Lung Volume (Liters)</text:p>
            </table:table-cell>
            <table:table-cell table:style-name="Table1.A1" office:value-type="string">
              <text:p text:style-name="Table_20_Contents">2.3</text:p>
            </table:table-cell>
            <table:table-cell table:style-name="Table1.A1" office:value-type="string">
              <text:p text:style-name="Table_20_Contents">1.2</text:p>
            </table:table-cell>
            <table:table-cell table:style-name="Table1.A1" office:value-type="string">
              <text:p text:style-name="Table_20_Contents">52</text:p>
            </table:table-cell>
          </table:table-row>
          <table:table-row>
            <table:table-cell table:style-name="Table1.A1" office:value-type="string">
              <text:p text:style-name="Table_20_Contents">Total Lung Capacity (Liters)</text:p>
            </table:table-cell>
            <table:table-cell table:style-name="Table1.A1" office:value-type="string">
              <text:p text:style-name="Table_20_Contents">6.4</text:p>
            </table:table-cell>
            <table:table-cell table:style-name="Table1.A1" office:value-type="string">
              <text:p text:style-name="Table_20_Contents">2.6</text:p>
            </table:table-cell>
            <table:table-cell table:style-name="Table1.A1" office:value-type="string">
              <text:p text:style-name="Table_20_Contents">41</text:p>
            </table:table-cell>
          </table:table-row>
          <table:table-row>
            <table:table-cell table:style-name="Table1.A1" office:value-type="string">
              <text:p text:style-name="Table_20_Contents">Tidal Volume (Liters)</text:p>
            </table:table-cell>
            <table:table-cell table:style-name="Table1.A1" office:value-type="string">
              <text:p text:style-name="Table_20_Contents">0.6</text:p>
            </table:table-cell>
            <table:table-cell table:style-name="Table1.C6" table:number-columns-spanned="2" office:value-type="string">
              <text:p text:style-name="P3"/>
            </table:table-cell>
            <table:covered-table-cell/>
          </table:table-row>
          <table:table-row>
            <table:table-cell table:style-name="Table1.A1" office:value-type="string">
              <text:p text:style-name="Table_20_Contents">Anatomic Dead Space (Liters)</text:p>
            </table:table-cell>
            <table:table-cell table:style-name="Table1.A1" office:value-type="string">
              <text:p text:style-name="Table_20_Contents">0.14</text:p>
            </table:table-cell>
            <table:table-cell table:style-name="Table1.C6" table:number-columns-spanned="2" office:value-type="string">
              <text:p text:style-name="P3"/>
            </table:table-cell>
            <table:covered-table-cell/>
          </table:table-row>
          <table:table-row>
            <table:table-cell table:style-name="Table1.A1" office:value-type="string">
              <text:p text:style-name="Table_20_Contents">Frequency (f)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Table_20_Contents">18 breaths/min</text:p>
            </table:table-cell>
            <table:table-cell table:style-name="Table1.C6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Table_20_Contents">Pulmonary Diffusing Capacity (ml/min per mmHg)</text:p>
            </table:table-cell>
            <table:table-cell table:style-name="Table1.A1" office:value-type="string">
              <text:p text:style-name="Table_20_Contents">14.1</text:p>
            </table:table-cell>
            <table:table-cell table:style-name="Table1.A1" office:value-type="string">
              <text:p text:style-name="Table_20_Contents">8.6</text:p>
            </table:table-cell>
            <table:table-cell table:style-name="Table1.A1" office:value-type="string">
              <text:p text:style-name="Table_20_Contents">62</text:p>
            </table:table-cell>
          </table:table-row>
          <table:table-row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C6" table:number-columns-spanned="2" office:value-type="string">
              <text:p text:style-name="P3"/>
            </table:table-cell>
            <table:covered-table-cell/>
          </table:table-row>
          <table:table-row>
            <table:table-cell table:style-name="Table1.A1" office:value-type="string">
              <text:p text:style-name="Table_20_Contents">Arterial Blood Gases:</text:p>
            </table:table-cell>
            <table:table-cell table:style-name="Table1.C6" table:number-columns-spanned="3" office:value-type="string">
              <text:p text:style-name="P3"/>
            </table:table-cell>
            <table:covered-table-cell/>
            <table:covered-table-cell/>
          </table:table-row>
          <table:table-row>
            <table:table-cell table:style-name="Table1.A1" office:value-type="string">
              <text:p text:style-name="Table_20_Contents">PO2 = 50 mm Hg</text:p>
            </table:table-cell>
            <table:table-cell table:style-name="Table1.C6" table:number-columns-spanned="3" office:value-type="string">
              <text:p text:style-name="P3"/>
            </table:table-cell>
            <table:covered-table-cell/>
            <table:covered-table-cell/>
          </table:table-row>
          <table:table-row>
            <table:table-cell table:style-name="Table1.A1" office:value-type="string">
              <text:p text:style-name="Table_20_Contents">PCO2 = 49 mm Hg</text:p>
            </table:table-cell>
            <table:table-cell table:style-name="Table1.C6" table:number-columns-spanned="3" office:value-type="string">
              <text:p text:style-name="P3"/>
            </table:table-cell>
            <table:covered-table-cell/>
            <table:covered-table-cell/>
          </table:table-row>
        </table:table>
        <text:p text:style-name="P1">For this patient, the functional residual capacity (FRC) would be closest to: </text:p>
        <text:p text:style-name="P1"><text:tab/>FRC = ERV + RV p. 7</text:p>
        <text:p text:style-name="P1"><text:bookmark text:name="question_q1a1"/><draw:control text:anchor-type="as-char" draw:z-index="0" draw:style-name="gr1" draw:text-style-name="P8" svg:width="0.345cm" svg:height="0.345cm" draw:control="control1"/>A. 2.4 Liters </text:p>
        <text:p text:style-name="P1"><text:bookmark text:name="question_q1a2"/><draw:control text:anchor-type="as-char" draw:z-index="1" draw:style-name="gr1" draw:text-style-name="P8" svg:width="0.345cm" svg:height="0.345cm" draw:control="control2"/>B<text:span text:style-name="T1">. 1.4 Liters</text:span> </text:p>
        <text:p text:style-name="P1"><text:bookmark text:name="question_q1a3"/><draw:control text:anchor-type="as-char" draw:z-index="2" draw:style-name="gr1" draw:text-style-name="P8" svg:width="0.345cm" svg:height="0.345cm" draw:control="control3"/>C. 2.8 Liters </text:p>
        <text:p text:style-name="P1"><text:bookmark text:name="question_q1a4"/><draw:control text:anchor-type="as-char" draw:z-index="3" draw:style-name="gr1" draw:text-style-name="P8" svg:width="0.345cm" svg:height="0.345cm" draw:control="control4"/>D. 1.2 Liters </text:p>
        <text:p text:style-name="P1"/>
        <text:p text:style-name="P1">2. In the individual described in question 1, a likely reason for the lower than normal diffusing capacity is which of the following? </text:p>
        <text:p text:style-name="P1"><text:bookmark text:name="question_q2a1"/><draw:control text:anchor-type="as-char" draw:z-index="4" draw:style-name="gr1" draw:text-style-name="P8" svg:width="0.345cm" svg:height="0.345cm" draw:control="control5"/>A. increased surface area of the alveolar-capillary membrane <office:annotation><dc:creator>Unknown Author</dc:creator><dc:date>2013-03-27T10:47:08.25</dc:date><text:p text:style-name="P6"><text:span text:style-name="T2">= more diffusion, not less</text:span></text:p></office:annotation></text:p>
        <text:p text:style-name="P1"><text:bookmark text:name="question_q2a2"/><draw:control text:anchor-type="as-char" draw:z-index="5" draw:style-name="gr1" draw:text-style-name="P8" svg:width="0.345cm" svg:height="0.345cm" draw:control="control6"/>B. increased driving pressure gradient for diffusion of oxygen <office:annotation><dc:creator>Unknown Author</dc:creator><dc:date>2013-03-27T10:47:20.52</dc:date><text:p text:style-name="P7"><text:span text:style-name="T3">= more diffusion, not less</text:span></text:p></office:annotation></text:p>
        <text:p text:style-name="P1"><text:bookmark text:name="question_q2a3"/><draw:control text:anchor-type="as-char" draw:z-index="6" draw:style-name="gr1" draw:text-style-name="P8" svg:width="0.345cm" svg:height="0.345cm" draw:control="control7"/><text:span text:style-name="T1">C. increased thickness of the alveolar capillary membrane </text:span></text:p>
        <text:p text:style-name="P1"><text:bookmark text:name="question_q2a4"/><draw:control text:anchor-type="as-char" draw:z-index="7" draw:style-name="gr1" draw:text-style-name="P8" svg:width="0.345cm" svg:height="0.345cm" draw:control="control8"/>D. decreased diffusion constant for CO2. <office:annotation><dc:creator>Unknown Author</dc:creator><dc:date>2013-03-27T10:47:32.90</dc:date><text:p text:style-name="P6"><text:span text:style-name="T2">I assume this means something like 'decreased gradient for CO2' – which would mean less CO2 pulled from the blood, but not less diffusion period</text:span></text:p></office:annotation></text:p>
        <text:p text:style-name="P1"/>
        <text:p text:style-name="P1">3. If Jane's tidal volume is 0.6 L, the anatomic dead space is 0.14 L, and the respiratory rate is 18 breaths/ min, then estimated alveolar ventilation would be closest to____</text:p>
        <text:p text:style-name="P1"><text:tab/>tidal vol x frequency = minute ventilation<text:tab/></text:p>
        <text:p text:style-name="P1"><text:tab/>alveloar ventilation = (tidal vol – dead space) x frequency = 0.46 X 18 = 8.28</text:p>
        <text:p text:style-name="P5"><text:bookmark text:name="question_q3a1"/><draw:control text:anchor-type="as-char" draw:z-index="8" draw:style-name="gr1" draw:text-style-name="P8" svg:width="0.345cm" svg:height="0.345cm" draw:control="control9"/>A. 8.28 Liters/min </text:p>
        <text:p text:style-name="P1"><text:bookmark text:name="question_q3a2"/><draw:control text:anchor-type="as-char" draw:z-index="9" draw:style-name="gr1" draw:text-style-name="P8" svg:width="0.345cm" svg:height="0.345cm" draw:control="control10"/>B. 10.8 Liters/min </text:p>
        <text:p text:style-name="P1"><text:bookmark text:name="question_q3a3"/><draw:control text:anchor-type="as-char" draw:z-index="10" draw:style-name="gr1" draw:text-style-name="P8" svg:width="0.345cm" svg:height="0.345cm" draw:control="control11"/>C. 2.80 Liters/min </text:p>
        <text:p text:style-name="P1"><text:bookmark text:name="question_q3a4"/><draw:control text:anchor-type="as-char" draw:z-index="11" draw:style-name="gr1" draw:text-style-name="P8" svg:width="0.345cm" svg:height="0.345cm" draw:control="control12"/>D. 5.10 Liters/min </text:p>
        <text:p text:style-name="P1"/>
        <text:p text:style-name="P1">4. Fibrosis patients often have a functional residual capacity that is smaller than normal because___. </text:p>
        <text:p text:style-name="P1"><text:bookmark text:name="question_q4a1"/><draw:control text:anchor-type="as-char" draw:z-index="12" draw:style-name="gr1" draw:text-style-name="P8" svg:width="0.345cm" svg:height="0.345cm" draw:control="control13"/>A. The diameter of their airways is greater than normal </text:p>
        <text:p text:style-name="P1"><text:bookmark text:name="question_q4a2"/><draw:control text:anchor-type="as-char" draw:z-index="13" draw:style-name="gr1" draw:text-style-name="P8" svg:width="0.345cm" svg:height="0.345cm" draw:control="control14"/><text:span text:style-name="T1">B. The compliance of the lung is decreased </text:span></text:p>
        <text:p text:style-name="P1"><text:bookmark text:name="question_q4a3"/><draw:control text:anchor-type="as-char" draw:z-index="14" draw:style-name="gr1" draw:text-style-name="P8" svg:width="0.345cm" svg:height="0.345cm" draw:control="control15"/>C. The compliance of the chest wall is decreased </text:p>
        <text:p text:style-name="P1"><text:bookmark text:name="question_q4a4"/><draw:control text:anchor-type="as-char" draw:z-index="15" draw:style-name="gr1" draw:text-style-name="P8" svg:width="0.345cm" svg:height="0.345cm" draw:control="control16"/>D. The total lung capacity is greater than normal </text:p>
        <text:p text:style-name="P1"><text:bookmark text:name="question_q4a5"/><draw:control text:anchor-type="as-char" draw:z-index="16" draw:style-name="gr1" draw:text-style-name="P8" svg:width="0.345cm" svg:height="0.345cm" draw:control="control17"/>E. The elastic recoil of the lungs is decreased </text:p>
        <text:p text:style-name="P1"/>
        <text:p text:style-name="P1">5. Which of the following FEV1 curves would most likely be obtained from an individual with pulmonary fibrosis? </text:p>
        <text:p text:style-name="P1"><text:soft-page-break/><draw:frame draw:style-name="fr1" draw:name="graphics1" text:anchor-type="as-char" svg:width="1.997cm" svg:height="0.998cm" draw:z-index="17"><draw:image xlink:href="https://d396qusza40orc.cloudfront.net/humanphysio/images%2FProblemSet%2Frespiratory001.gif" xlink:type="simple" xlink:show="embed" xlink:actuate="onLoad"/></draw:frame></text:p>
        <text:p text:style-name="P1"><text:bookmark text:name="question_q5a1"/><draw:control text:anchor-type="as-char" draw:z-index="18" draw:style-name="gr1" draw:text-style-name="P8" svg:width="0.345cm" svg:height="0.345cm" draw:control="control18"/>A. Curve X </text:p>
        <text:p text:style-name="P1"><text:bookmark text:name="question_q5a2"/><draw:control text:anchor-type="as-char" draw:z-index="19" draw:style-name="gr1" draw:text-style-name="P8" svg:width="0.345cm" svg:height="0.345cm" draw:control="control19"/>B. Curve Y </text:p>
        <text:p text:style-name="P5"><text:bookmark text:name="question_q5a3"/><draw:control text:anchor-type="as-char" draw:z-index="20" draw:style-name="gr1" draw:text-style-name="P8" svg:width="0.345cm" svg:height="0.345cm" draw:control="control20"/>C. Curve Z </text:p>
        <text:p text:style-name="P5"/>
        <text:p text:style-name="P1">6. In a patient diagnosed with emphysema, the ____. </text:p>
        <text:p text:style-name="P1"><text:bookmark text:name="question_q6a1"/><draw:control text:anchor-type="as-char" draw:z-index="21" draw:style-name="gr1" draw:text-style-name="P8" svg:width="0.345cm" svg:height="0.345cm" draw:control="control21"/>A. lung elastic recoil is greater than normal due to damage of elastic fibers. <office:annotation><dc:creator>Unknown Author</dc:creator><dc:date>2013-03-27T10:57:20.47</dc:date><text:p text:style-name="P6"><text:span text:style-name="T2">Recoil is LESS for emphysema</text:span></text:p></office:annotation></text:p>
        <text:p text:style-name="P1"><text:bookmark text:name="question_q6a2"/><draw:control text:anchor-type="as-char" draw:z-index="22" draw:style-name="gr1" draw:text-style-name="P8" svg:width="0.345cm" svg:height="0.345cm" draw:control="control22"/><text:span text:style-name="T1">B. functional residual capacity is greater than normal due to increased lung compliance. </text:span><text:span text:style-name="T1"><office:annotation><dc:creator>Unknown Author</dc:creator><dc:date>2013-03-27T10:56:50.92</dc:date><text:p text:style-name="P6"><text:span text:style-name="T2">The lung is 'floppy' so it's harder to empty</text:span></text:p></office:annotation></text:span></text:p>
        <text:p text:style-name="P1"><text:bookmark text:name="question_q6a3"/><draw:control text:anchor-type="as-char" draw:z-index="23" draw:style-name="gr1" draw:text-style-name="P8" svg:width="0.345cm" svg:height="0.345cm" draw:control="control23"/>C. airway compression during forced expiration is less than normal because pleural pressure decreases more than it does in a normal individual. <office:annotation><dc:creator>Unknown Author</dc:creator><dc:date>2013-03-27T10:58:24.96</dc:date><text:p text:style-name="P6"><text:span text:style-name="T2">Airway compression is less, but that is not because pleural pressure increases more – it increases LESS</text:span></text:p></office:annotation></text:p>
        <text:p text:style-name="P1"><text:bookmark text:name="question_q6a4"/><draw:control text:anchor-type="as-char" draw:z-index="24" draw:style-name="gr1" draw:text-style-name="P8" svg:width="0.345cm" svg:height="0.345cm" draw:control="control24"/>D. total lung capacity is less than normal due to increased lung compliance. <office:annotation><dc:creator>Unknown Author</dc:creator><dc:date>2013-03-27T10:57:51.34</dc:date><text:p text:style-name="P6"><text:span text:style-name="T2">Increased compliance is true here, but that does not DECREASE capacity</text:span></text:p></office:annotation></text:p>
        <text:p text:style-name="P1"/>
        <text:p text:style-name="P1">7. If a person is stabbed with a knife and air enters the intrapleural space (pneumothorax), the most likely response would be for the ___. </text:p>
        <text:p text:style-name="P1"><text:bookmark text:name="question_q7a1"/><draw:control text:anchor-type="as-char" draw:z-index="25" draw:style-name="gr1" draw:text-style-name="P8" svg:width="0.345cm" svg:height="0.345cm" draw:control="control25"/>A. lung to expand outward and the chest wall to spring inward </text:p>
        <text:p text:style-name="P1"><text:bookmark text:name="question_q7a2"/><draw:control text:anchor-type="as-char" draw:z-index="26" draw:style-name="gr1" draw:text-style-name="P8" svg:width="0.345cm" svg:height="0.345cm" draw:control="control26"/>B. lung to expand outward and the chest wall to spring outward </text:p>
        <text:p text:style-name="P1"><text:bookmark text:name="question_q7a3"/><draw:control text:anchor-type="as-char" draw:z-index="27" draw:style-name="gr1" draw:text-style-name="P8" svg:width="0.345cm" svg:height="0.345cm" draw:control="control27"/>C. lung to collapse inward and the chest wall to collapse inward </text:p>
        <text:p text:style-name="P1"><text:bookmark text:name="question_q7a4"/><text:span text:style-name="T1"><draw:control text:anchor-type="as-char" draw:z-index="28" draw:style-name="gr1" draw:text-style-name="P8" svg:width="0.345cm" svg:height="0.345cm" draw:control="control28"/></text:span><text:span text:style-name="T1">D. lung to collapse inward and the chest wall to spring outward</text:span> <office:annotation><dc:creator>Unknown Author</dc:creator><dc:date>2013-03-27T10:59:34.69</dc:date><text:p text:style-name="P6"><text:span text:style-name="T2">cf. flail chest – this puncture releases both the wall &amp; the lung from their joint structure; air enters the pleural space &amp; compresses the lung</text:span></text:p></office:annotation></text:p>
        <text:p text:style-name="P1"/>
        <text:p text:style-name="P1">8. At the end of a maximal inspiration with the glottis open _____. </text:p>
        <text:p text:style-name="P1"><text:bookmark text:name="question_q8a1"/><draw:control text:anchor-type="as-char" draw:z-index="29" draw:style-name="gr1" draw:text-style-name="P8" svg:width="0.345cm" svg:height="0.345cm" draw:control="control29"/>A. alveolar pressure will be greater than 0. <office:annotation><dc:creator>Unknown Author</dc:creator><dc:date>2013-03-27T11:07:04.13</dc:date><text:p text:style-name="P6"><text:span text:style-name="T2">At the end of inspiration &amp; expiration, P(alv) is 0</text:span></text:p></office:annotation></text:p>
        <text:p text:style-name="P1"><text:bookmark text:name="question_q8a2"/><draw:control text:anchor-type="as-char" draw:z-index="30" draw:style-name="gr1" draw:text-style-name="P8" svg:width="0.345cm" svg:height="0.345cm" draw:control="control30"/>B. intrapleural pressure will be greater than atmospheric pressure. <office:annotation><dc:creator>Unknown Author</dc:creator><dc:date>2013-03-27T11:03:12</dc:date><text:p text:style-name="P6"><text:span text:style-name="T2">Intrapleural pressure is always negative relative to atm pressure – </text:span></text:p></office:annotation></text:p>
        <text:p text:style-name="P1"><text:bookmark text:name="question_q8a3"/><draw:control text:anchor-type="as-char" draw:z-index="31" draw:style-name="gr1" draw:text-style-name="P8" svg:width="0.345cm" svg:height="0.345cm" draw:control="control31"/><text:span text:style-name="T1">C. alveolar pressure will be equal to atmospheric pressure. </text:span></text:p>
        <text:p text:style-name="P1"><text:bookmark text:name="question_q8a4"/><draw:control text:anchor-type="as-char" draw:z-index="32" draw:style-name="gr1" draw:text-style-name="P8" svg:width="0.345cm" svg:height="0.345cm" draw:control="control32"/>D. intrapleural pressure will be equal to atmospheric pressure.<office:annotation><dc:creator>Unknown Author</dc:creator><dc:date>2013-03-27T11:07:34.56</dc:date><text:p text:style-name="P6"><text:span text:style-name="T2">As above, intrapleural P is never equal to P(atm)</text:span></text:p></office:annotation> </text:p>
        <text:p text:style-name="P1"><text:bookmark text:name="question_q8a5"/><draw:control text:anchor-type="as-char" draw:z-index="33" draw:style-name="gr1" draw:text-style-name="P8" svg:width="0.345cm" svg:height="0.345cm" draw:control="control33"/>E. intrapleural pressure will be greater than alveolar pressure </text:p>
        <text:p text:style-name="P1"/>
        <text:p text:style-name="P1">9. Total lung capacity is ______.</text:p>
        <text:p text:style-name="P1">TLC = TV + IRV + ERV + RV (note that VC = TV + IRV + ERV)</text:p>
        <text:p text:style-name="P1"><text:bookmark text:name="question_q9a1"/><draw:control text:anchor-type="as-char" draw:z-index="34" draw:style-name="gr1" draw:text-style-name="P8" svg:width="0.345cm" svg:height="0.345cm" draw:control="control34"/>A. measured with a spirometer. <office:annotation><dc:creator>Unknown Author</dc:creator><dc:date>2013-03-27T11:12:36.25</dc:date><text:p text:style-name="P6"><text:span text:style-name="T2">Measures vol of air inspired and expired by the lungs – a precision differential pressure transducer for the measurement of respiration flow rates; records the amount of air and the rate of air that is breathed in and out over a specified period</text:span></text:p></office:annotation></text:p>
        <text:p text:style-name="P1"><text:bookmark text:name="question_q9a2"/><draw:control text:anchor-type="as-char" draw:z-index="35" draw:style-name="gr1" draw:text-style-name="P8" svg:width="0.345cm" svg:height="0.345cm" draw:control="control35"/>B. approximately 500 ml in an adult. <office:annotation><dc:creator>Unknown Author</dc:creator><dc:date>2013-03-27T11:11:17.24</dc:date><text:p text:style-name="P6"><text:span text:style-name="T2">Tidal vol</text:span></text:p></office:annotation></text:p>
        <text:p text:style-name="P1"><text:bookmark text:name="question_q9a3"/><draw:control text:anchor-type="as-char" draw:z-index="36" draw:style-name="gr1" draw:text-style-name="P8" svg:width="0.345cm" svg:height="0.345cm" draw:control="control36"/>C. the sum of residual volume and vital capacity. </text:p>
        <text:p text:style-name="P1"><text:bookmark text:name="question_q9a4"/><draw:control text:anchor-type="as-char" draw:z-index="37" draw:style-name="gr1" draw:text-style-name="P8" svg:width="0.345cm" svg:height="0.345cm" draw:control="control37"/>D. the sum of FRC plus tidal volume. <office:annotation><dc:creator>Unknown Author</dc:creator><dc:date>2013-03-27T11:11:52.68</dc:date><text:p text:style-name="P6"><text:span text:style-name="T2">FRC = ERV + RV</text:span></text:p></office:annotation></text:p>
        <text:p text:style-name="P1"/>
        <text:p text:style-name="P1">10. John is a 27 year old marathon runner. He theorizes that breathing 100% O2 should increase the amount of O2 in his blood about 5-fold because room air is 21% O2. Which of the following statements is the most accurate answer to his hypothesis? </text:p>
        <text:p text:style-name="P1"><text:bookmark text:name="question_q10a1"/><draw:control text:anchor-type="as-char" draw:z-index="38" draw:style-name="gr1" draw:text-style-name="P8" svg:width="0.345cm" svg:height="0.345cm" draw:control="control38"/>A. The amount of O2 carried by Hb will increase markedly but the amount of soluble O2 in his blood will remain the same. </text:p>
        <text:p text:style-name="P1"><text:bookmark text:name="question_q10a2"/><draw:control text:anchor-type="as-char" draw:z-index="39" draw:style-name="gr1" draw:text-style-name="P8" svg:width="0.345cm" svg:height="0.345cm" draw:control="control39"/><text:span text:style-name="T1">B. The amount of O2 carried by Hb in the blood will not rise appreciably. </text:span><text:span text:style-name="T1"><office:annotation><dc:creator>Unknown Author</dc:creator><dc:date>2013-03-27T11:14:17.79</dc:date><text:p text:style-name="P6"><text:span text:style-name="T2">B/c the Hb is already pretty well saturated</text:span></text:p></office:annotation></text:span></text:p>
        <text:p text:style-name="P1"><text:bookmark text:name="question_q10a3"/><draw:control text:anchor-type="as-char" draw:z-index="40" draw:style-name="gr1" draw:text-style-name="P8" svg:width="0.345cm" svg:height="0.345cm" draw:control="control40"/>C. The amount of O2 carried by Hb in the blood will rise 5-fold. </text:p>
        <text:p text:style-name="P1"/>
        <text:p text:style-name="P1">11. John is almost finished with his 5 mile bike race. Relative to his baseline condition at the start of the race, the amount of O2 delivered to his leg muscles is _____. </text:p>
        <text:p text:style-name="P1"><text:bookmark text:name="question_q11a1"/><draw:control text:anchor-type="as-char" draw:z-index="41" draw:style-name="gr1" draw:text-style-name="P8" svg:width="0.345cm" svg:height="0.345cm" draw:control="control41"/><text:span text:style-name="T1">A. increased due to the rise in temperature and fall in pH. </text:span><text:span text:style-name="T1"><office:annotation><dc:creator>Unknown Author</dc:creator><dc:date>2013-03-27T11:15:10.91</dc:date><text:p text:style-name="P6"><text:span text:style-name="T2">Remember that acid = low pH</text:span></text:p></office:annotation></text:span></text:p>
        <text:p text:style-name="P1"><text:bookmark text:name="question_q11a2"/><draw:control text:anchor-type="as-char" draw:z-index="42" draw:style-name="gr1" draw:text-style-name="P8" svg:width="0.345cm" svg:height="0.345cm" draw:control="control42"/>B. increased due to the rise in temperature and rise in pH. </text:p>
        <text:p text:style-name="P1"><text:bookmark text:name="question_q11a3"/><draw:control text:anchor-type="as-char" draw:z-index="43" draw:style-name="gr1" draw:text-style-name="P8" svg:width="0.345cm" svg:height="0.345cm" draw:control="control43"/>C. decreased due to the shortened time for equilibration across the alveolar membrane. </text:p>
        <text:p text:style-name="P1"><text:bookmark text:name="question_q11a4"/><draw:control text:anchor-type="as-char" draw:z-index="44" draw:style-name="gr1" draw:text-style-name="P8" svg:width="0.345cm" svg:height="0.345cm" draw:control="control44"/>D. decreased due to the rise in blood CO2 which displaces O2 on Hb. </text:p>
        <text:p text:style-name="P1"/>
        <text:p text:style-name="P1">12. A decrease in blood pH will _______ the rate of breathing. </text:p>
        <text:p text:style-name="P1"><text:bookmark text:name="question_q12a1"/><draw:control text:anchor-type="as-char" draw:z-index="45" draw:style-name="gr1" draw:text-style-name="P8" svg:width="0.345cm" svg:height="0.345cm" draw:control="control45"/>A. decrease <office:annotation><dc:creator>Unknown Author</dc:creator><dc:date>2013-03-27T11:16:31.94</dc:date><text:p text:style-name="P6"><text:span text:style-name="T2">This is the compensation for acidosis</text:span></text:p></office:annotation></text:p>
        <text:p text:style-name="P5"><text:bookmark text:name="question_q12a2"/><draw:control text:anchor-type="as-char" draw:z-index="46" draw:style-name="gr1" draw:text-style-name="P8" svg:width="0.345cm" svg:height="0.345cm" draw:control="control46"/>B. increase <office:annotation><dc:creator>Unknown Author</dc:creator><dc:date>2013-03-27T11:16:12.02</dc:date><text:p text:style-name="P6"><text:span text:style-name="T2">Decrease in pH = more alkaline = compensate by increased ventilation</text:span></text:p></office:annotation></text:p>
        <text:p text:style-name="P1"><text:bookmark text:name="question_q12a3"/><text:soft-page-break/><draw:control text:anchor-type="as-char" draw:z-index="47" draw:style-name="gr1" draw:text-style-name="P8" svg:width="0.345cm" svg:height="0.345cm" draw:control="control47"/>C. not change </text:p>
        <text:p text:style-name="P1"/>
        <text:p text:style-name="P1">13. At the first half mile of a marathon run, ______. </text:p>
        <text:p text:style-name="P1"><text:bookmark text:name="question_q13a1"/><draw:control text:anchor-type="as-char" draw:z-index="48" draw:style-name="gr1" draw:text-style-name="P8" svg:width="0.345cm" svg:height="0.345cm" draw:control="control48"/>A. the partial pressures of arterial CO2 decreases while O2 shows little change. </text:p>
        <text:p text:style-name="P1"><text:bookmark text:name="question_q13a2"/><draw:control text:anchor-type="as-char" draw:z-index="49" draw:style-name="gr1" draw:text-style-name="P8" svg:width="0.345cm" svg:height="0.345cm" draw:control="control49"/><text:span text:style-name="T1">B. the partial pressures of arterial CO2 and O2 show little change or no change from resting</text:span><text:span text:style-name="T1"><office:annotation><dc:creator>Unknown Author</dc:creator><dc:date>2013-03-27T11:21:09.14</dc:date><text:p text:style-name="P6"><text:span text:style-name="T2">See p. 41 for this &amp; next q</text:span></text:p></office:annotation></text:span><text:span text:style-name="T1"> values</text:span>. </text:p>
        <text:p text:style-name="P1"><text:bookmark text:name="question_q13a3"/><draw:control text:anchor-type="as-char" draw:z-index="50" draw:style-name="gr1" draw:text-style-name="P8" svg:width="0.345cm" svg:height="0.345cm" draw:control="control50"/>C. the partial pressure of arterial CO2 increases and O2 decreases. </text:p>
        <text:p text:style-name="P1"><text:bookmark text:name="question_q13a4"/><draw:control text:anchor-type="as-char" draw:z-index="51" draw:style-name="gr1" draw:text-style-name="P8" svg:width="0.345cm" svg:height="0.345cm" draw:control="control51"/>D. the partial pressures of both arterial CO2 and O2 decrease markedly. </text:p>
        <text:p text:style-name="P1"/>
        <text:p text:style-name="P1">14. In the last half mile of a marathon run, you would expect that _____. </text:p>
        <text:p text:style-name="P1"><text:bookmark text:name="question_q14a1"/><draw:control text:anchor-type="as-char" draw:z-index="52" draw:style-name="gr1" draw:text-style-name="P8" svg:width="0.345cm" svg:height="0.345cm" draw:control="control52"/>A. the partial pressure of arterial CO2 increases </text:p>
        <text:p text:style-name="P1"><text:bookmark text:name="question_q14a2"/><draw:control text:anchor-type="as-char" draw:z-index="53" draw:style-name="gr1" draw:text-style-name="P8" svg:width="0.345cm" svg:height="0.345cm" draw:control="control53"/><text:span text:style-name="T1">B. the partial pressure of arterial CO2 decreases </text:span></text:p>
        <text:p text:style-name="Text_20_body"><text:bookmark text:name="question_q14a3"/><draw:control text:anchor-type="as-char" draw:z-index="54" draw:style-name="gr1" draw:text-style-name="P8" svg:width="0.345cm" svg:height="0.345cm" draw:control="control54"/>C. the partial pressure of arterial CO2 is fixed at 40 mmHg always 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6T22:17:49.42</meta:creation-date>
    <dc:date>2013-03-27T11:21:17.14</dc:date>
    <meta:editing-duration>PT36M16S</meta:editing-duration>
    <meta:editing-cycles>15</meta:editing-cycles>
    <meta:generator>OpenOffice.org/3.4$Win32 OpenOffice.org_project/340m1$Build-9590</meta:generator>
    <meta:document-statistic meta:table-count="1" meta:image-count="1" meta:object-count="0" meta:page-count="3" meta:paragraph-count="107" meta:word-count="909" meta:character-count="5093"/>
  </office:meta>
</office:document-meta>
</file>